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08000004B09E50A9C9D8EAD1F4.jpg" manifest:media-type="image/jpeg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2.364cm" fo:min-width="21.506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59a5bf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174cm" svg:y="6.349cm">
          <text:p xml:id="id1" text:id="id1" text:style-name="P1"><text:span text:style-name="T1">Summary</text:span></text:p>
          <text:p xml:id="id2" text:id="id2" text:style-name="P1"><text:span text:style-name="T1">(Ringkasa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2.854cm" svg:y="13.797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_0" draw:style-name="gr5" draw:text-style-name="P3" draw:layer="layout" svg:width="22.005cm" svg:height="2.613cm" svg:x="3.174cm" svg:y="6.34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3" xml:id="id3" draw:id="id3" draw:layer="layout" svg:width="10.789cm" svg:height="6.344cm" svg:x="3.809cm" svg:y="4.444cm">
          <draw:image xlink:href="Pictures/1000000000000708000004B09E50A9C9D8EAD1F4.jpg" xlink:type="simple" xlink:show="embed" xlink:actuate="onLoad" loext:mime-type="image/jpeg">
            <text:p/>
          </draw:image>
        </draw:frame>
        <draw:custom-shape draw:name="CustomShape 2_0" draw:style-name="gr6" draw:text-style-name="P7" xml:id="id4" draw:id="id4" draw:layer="layout" svg:width="6.235cm" svg:height="1.253cm" svg:x="16.508cm" svg:y="2.539cm">
          <text:p text:style-name="P1"><text:span text:style-name="T5">Definisi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3_1" draw:style-name="gr7" draw:text-style-name="P7" xml:id="id5" draw:id="id5" draw:layer="layout" svg:width="6.235cm" svg:height="1.253cm" svg:x="16.508cm" svg:y="4.697cm">
          <text:p text:style-name="P1"><text:span text:style-name="T5">Mindset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4_1" draw:style-name="gr8" draw:text-style-name="P7" xml:id="id6" draw:id="id6" draw:layer="layout" svg:width="6.235cm" svg:height="1.253cm" svg:x="16.618cm" svg:y="6.861cm">
          <text:p text:style-name="P1"><text:span text:style-name="T5">Bias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5_1" draw:style-name="gr9" draw:text-style-name="P7" xml:id="id7" draw:id="id7" draw:layer="layout" svg:width="6.235cm" svg:height="1.253cm" svg:x="16.618cm" svg:y="8.888cm">
          <text:p text:style-name="P1"><text:span text:style-name="T5">Proses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6_1" draw:style-name="gr10" draw:text-style-name="P7" xml:id="id8" draw:id="id8" draw:layer="layout" svg:width="6.235cm" svg:height="1.253cm" svg:x="16.618cm" svg:y="10.805cm">
          <text:p text:style-name="P1"><text:span text:style-name="T5">Argumen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7_1" draw:style-name="gr11" draw:text-style-name="P5" draw:layer="layout" svg:width="7.299cm" svg:height="0.801cm" svg:x="2.539cm" svg:y="13.804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" smil:attributeName="visibility" smil:to="visible"/>
                  <anim:transitionFilter smil:dur="0.5s" smil:targetElement="id7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" smil:attributeName="visibility" smil:to="visible"/>
                  <anim:transitionFilter smil:dur="0.5s" smil:targetElement="id8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8:45.454752151</meta:creation-date>
    <dc:date>2021-12-29T14:29:00.990404578</dc:date>
    <meta:editing-duration>PT16S</meta:editing-duration>
    <meta:editing-cycles>1</meta:editing-cycles>
    <meta:document-statistic meta:object-count="48"/>
    <meta:generator>LibreOffice/6.4.7.2$Linux_X86_64 LibreOffice_project/40$Build-2</meta:generator>
  </office:meta>
</office:document-meta>
</file>